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5.367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kateBoarding-anime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21:17:53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059" calcext:value-type="float">
            <text:p>0.3059</text:p>
          </table:table-cell>
          <table:table-cell office:value-type="float" office:value="18.4748" calcext:value-type="float">
            <text:p>18.4748</text:p>
          </table:table-cell>
          <table:table-cell office:value-type="float" office:value="0.881" calcext:value-type="float">
            <text:p>0.881</text:p>
          </table:table-cell>
          <table:table-cell office:value-type="float" office:value="0.6801" calcext:value-type="float">
            <text:p>0.68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8:06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table:style-name="ce2" office:value-type="float" office:value="0.3618" calcext:value-type="float">
            <text:p>0.3618</text:p>
          </table:table-cell>
          <table:table-cell office:value-type="float" office:value="18.6696" calcext:value-type="float">
            <text:p>18.6696</text:p>
          </table:table-cell>
          <table:table-cell office:value-type="float" office:value="0.9382" calcext:value-type="float">
            <text:p>0.9382</text:p>
          </table:table-cell>
          <table:table-cell table:style-name="ce2" office:value-type="float" office:value="0.6296" calcext:value-type="float">
            <text:p>0.62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8:15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201" calcext:value-type="float">
            <text:p>0.3201</text:p>
          </table:table-cell>
          <table:table-cell office:value-type="float" office:value="18.4579" calcext:value-type="float">
            <text:p>18.4579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669" calcext:value-type="float">
            <text:p>0.66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8:39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312" calcext:value-type="float">
            <text:p>0.3312</text:p>
          </table:table-cell>
          <table:table-cell office:value-type="float" office:value="18.7036" calcext:value-type="float">
            <text:p>18.7036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6612" calcext:value-type="float">
            <text:p>0.66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9:04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342" calcext:value-type="float">
            <text:p>0.3342</text:p>
          </table:table-cell>
          <table:table-cell table:style-name="ce2" office:value-type="float" office:value="19.0053" calcext:value-type="float">
            <text:p>19.0053</text:p>
          </table:table-cell>
          <table:table-cell office:value-type="float" office:value="0.892" calcext:value-type="float">
            <text:p>0.892</text:p>
          </table:table-cell>
          <table:table-cell office:value-type="float" office:value="0.6534" calcext:value-type="float">
            <text:p>0.65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9:17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2945" calcext:value-type="float">
            <text:p>0.2945</text:p>
          </table:table-cell>
          <table:table-cell office:value-type="float" office:value="18.8719" calcext:value-type="float">
            <text:p>18.8719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6993" calcext:value-type="float">
            <text:p>0.699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21:22:13.997336657</dc:date>
    <meta:editing-duration>PT1M51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